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7cm"/>
    </style:style>
    <style:style style:name="gr2" style:family="graphic" style:parent-style-name="standard">
      <style:graphic-properties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1.905cm"/>
    </style:style>
    <style:style style:name="gr4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838cm"/>
    </style:style>
    <style:style style:name="gr6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635cm"/>
    </style:style>
    <style:style style:name="gr8" style:family="graphic" style:parent-style-name="standard">
      <style:graphic-properties draw:stroke="dash" draw:stroke-dash="Fine_20_Dashed" draw:marker-end="" draw:marker-end-width="0.3cm" draw:textarea-horizontal-align="center" draw:textarea-vertical-align="middle"/>
    </style:style>
    <style:style style:name="gr9" style:family="graphic" style:parent-style-name="standard">
      <style:graphic-properties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051cm" draw:marker-start="Arrow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draw:marker-start="Arrow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0.685cm"/>
    </style:style>
    <style:style style:name="P1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445cm" svg:height="1.52cm" svg:x="3.54cm" svg:y="1.635cm">
          <draw:text-box>
            <text:p text:style-name="P1"><text:span text:style-name="T1">Application</text:span></text:p>
          </draw:text-box>
        </draw:frame>
        <draw:frame draw:style-name="gr1" draw:text-style-name="P1" draw:layer="layout" svg:width="3.81cm" svg:height="1.52cm" svg:x="14.575cm" svg:y="1.535cm">
          <draw:text-box>
            <text:p text:style-name="P1"><text:span text:style-name="T1">Cloud</text:span></text:p>
          </draw:text-box>
        </draw:frame>
        <draw:custom-shape draw:style-name="gr2" draw:text-style-name="P2" draw:layer="layout" svg:width="2.54cm" svg:height="3.375cm" svg:x="4.04cm" svg:y="4.6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.175cm" svg:height="2.155cm" svg:x="4.14cm" svg:y="5.21cm">
          <draw:text-box>
            <text:p>Client Module</text:p>
          </draw:text-box>
        </draw:frame>
        <draw:line draw:style-name="gr4" draw:text-style-name="P2" draw:layer="layout" svg:x1="1.535cm" svg:y1="5.345cm" svg:x2="4.075cm" svg:y2="5.345cm">
          <text:p/>
        </draw:line>
        <draw:frame draw:style-name="gr5" draw:layer="layout" svg:width="3.54cm" svg:height="1.088cm" svg:x="1.4cm" svg:y="4.375cm">
          <draw:text-box>
            <text:p>Query</text:p>
          </draw:text-box>
        </draw:frame>
        <draw:line draw:style-name="gr6" draw:text-style-name="P2" draw:layer="layout" svg:x1="6.615cm" svg:y1="5.445cm" svg:x2="7.885cm" svg:y2="5.445cm">
          <text:p/>
        </draw:line>
        <draw:line draw:style-name="gr6" draw:text-style-name="P2" draw:layer="layout" svg:x1="7.885cm" svg:y1="4.21cm" svg:x2="7.885cm" svg:y2="6.242cm">
          <text:p/>
        </draw:line>
        <draw:line draw:style-name="gr4" draw:text-style-name="P2" draw:layer="layout" svg:x1="7.885cm" svg:y1="4.21cm" svg:x2="13.7cm" svg:y2="4.21cm">
          <text:p/>
        </draw:line>
        <draw:line draw:style-name="gr4" draw:text-style-name="P2" draw:layer="layout" svg:x1="7.885cm" svg:y1="6.18cm" svg:x2="13.7cm" svg:y2="6.18cm">
          <text:p/>
        </draw:line>
        <draw:frame draw:style-name="gr7" draw:layer="layout" svg:width="7.005cm" svg:height="1.038cm" svg:x="8.2cm" svg:y="5.245cm">
          <draw:text-box>
            <text:p>Anonymized Query</text:p>
          </draw:text-box>
        </draw:frame>
        <draw:frame draw:style-name="gr7" draw:layer="layout" svg:width="3.894cm" svg:height="1.038cm" svg:x="9.171cm" svg:y="3.137cm">
          <draw:text-box>
            <text:p>Onion keys</text:p>
          </draw:text-box>
        </draw:frame>
        <draw:line draw:style-name="gr8" draw:text-style-name="P2" draw:layer="layout" svg:x1="10.525cm" svg:y1="1.635cm" svg:x2="10.525cm" svg:y2="7.985cm">
          <text:p/>
        </draw:line>
        <draw:custom-shape draw:style-name="gr9" draw:text-style-name="P2" draw:layer="layout" svg:width="2.54cm" svg:height="1.905cm" svg:x="13.74cm" svg:y="3.08cm">
          <text:p text:style-name="P2">Storage </text:p>
          <text:p text:style-name="P2">Modul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05cm" svg:x="17.24cm" svg:y="3.045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1.383cm" svg:height="1.038cm" svg:x="17.775cm" svg:y="3.38cm">
          <draw:text-box>
            <text:p>DB</text:p>
          </draw:text-box>
        </draw:frame>
        <draw:custom-shape draw:style-name="gr9" draw:text-style-name="P2" draw:layer="layout" svg:width="5.715cm" svg:height="1.874cm" svg:x="13.7cm" svg:y="6.111cm">
          <text:p text:style-name="P2">Query Executor</text:p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18.445cm" svg:y1="4.975cm" svg:x2="18.445cm" svg:y2="6.245cm">
          <text:p/>
        </draw:line>
        <draw:line draw:style-name="gr11" draw:text-style-name="P2" draw:layer="layout" svg:x1="15.992cm" svg:y1="4.081cm" svg:x2="17.261cm" svg:y2="4.081cm">
          <text:p/>
        </draw:line>
        <draw:line draw:style-name="gr12" draw:text-style-name="P2" draw:layer="layout" svg:x1="6.715cm" svg:y1="7.35cm" svg:x2="13.701cm" svg:y2="7.31cm">
          <text:p/>
        </draw:line>
        <draw:line draw:style-name="gr12" draw:text-style-name="P2" draw:layer="layout" svg:x1="1cm" svg:y1="7.35cm" svg:x2="4.175cm" svg:y2="7.35cm">
          <text:p/>
        </draw:line>
        <draw:frame draw:style-name="gr7" draw:layer="layout" svg:width="6.35cm" svg:height="1.038cm" svg:x="7.45cm" svg:y="6.415cm">
          <draw:text-box>
            <text:p>Encrypted result</text:p>
          </draw:text-box>
        </draw:frame>
        <draw:frame draw:style-name="gr13" draw:layer="layout" svg:width="3.335cm" svg:height="1.038cm" svg:x="1.6cm" svg:y="6.415cm">
          <draw:text-box>
            <text:p>Result</text:p>
          </draw:text-box>
        </draw:frame>
        <draw:frame draw:style-name="gr1" draw:layer="layout" svg:width="1.905cm" svg:height="1.52cm" svg:x="6.615cm" svg:y="4.375cm">
          <draw:text-box>
            <text:p>(1)</text:p>
          </draw:text-box>
        </draw:frame>
        <draw:frame draw:style-name="gr1" draw:layer="layout" svg:width="1.905cm" svg:height="1.52cm" svg:x="16.116cm" svg:y="3.075cm">
          <draw:text-box>
            <text:p>(2)</text:p>
          </draw:text-box>
        </draw:frame>
        <draw:frame draw:style-name="gr1" draw:layer="layout" svg:width="1.905cm" svg:height="1.52cm" svg:x="17.117cm" svg:y="5.075cm">
          <draw:text-box>
            <text:p>(3)</text:p>
          </draw:text-box>
        </draw:frame>
        <draw:frame draw:style-name="gr1" draw:layer="layout" svg:width="1.905cm" svg:height="1.52cm" svg:x="12.217cm" svg:y="6.475cm">
          <draw:text-box>
            <text:p>(4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aluca Popa</meta:initial-creator>
    <meta:creation-date>2010-03-10T15:28:07</meta:creation-date>
    <dc:date>2010-09-08T22:20:15</dc:date>
    <dc:creator>Nickolai Zeldovich</dc:creator>
    <meta:editing-duration>PT04H07M13S</meta:editing-duration>
    <meta:editing-cycles>5</meta:editing-cycles>
    <meta:generator>OpenOffice.org/3.2$Unix OpenOffice.org_project/320m12$Build-9483</meta:generator>
    <meta:document-statistic meta:object-count="27"/>
  </office:meta>
</office:document-meta>
</file>